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200002770000301600001D7DAD0C7B82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309cm" svg:height="7.548cm" svg:x="4.364cm" svg:y="11.081cm">
          <draw:image xlink:href="Pictures/200002770000301600001D7DAD0C7B8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lian </meta:initial-creator>
    <meta:creation-date>2013-01-31T13:26:45</meta:creation-date>
    <dc:date>2013-01-31T13:27:06</dc:date>
    <dc:creator>julian </dc:creator>
    <meta:editing-duration>P0D</meta:editing-duration>
    <meta:editing-cycles>1</meta:editing-cycles>
    <meta:document-statistic meta:object-count="1"/>
    <meta:generator>LibreOffice/3.5$Linux_X86_64 LibreOffice_project/350m1$Build-2</meta:generator>
  </office:meta>
</office:document-meta>
</file>